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T6" style:parent-style-name="Fuentedepárrafopredeter." style:family="text">
      <style:text-properties fo:color="#00B050"/>
    </style:style>
    <style:style style:name="T7" style:parent-style-name="Fuentedepárrafopredeter." style:family="text">
      <style:text-properties fo:color="#00B050"/>
    </style:style>
    <style:style style:name="T8" style:parent-style-name="Fuentedepárrafopredeter." style:family="text">
      <style:text-properties fo:color="#00B050"/>
    </style:style>
    <style:style style:name="T9" style:parent-style-name="Fuentedepárrafopredeter." style:family="text">
      <style:text-properties fo:color="#00B050"/>
    </style:style>
    <style:style style:name="T10" style:parent-style-name="Fuentedepárrafopredeter." style:family="text">
      <style:text-properties fo:color="#00B050"/>
    </style:style>
    <style:style style:name="T11" style:parent-style-name="Fuentedepárrafopredeter." style:family="text">
      <style:text-properties fo:color="#00B050"/>
    </style:style>
    <style:style style:name="T12" style:parent-style-name="Fuentedepárrafopredeter." style:family="text">
      <style:text-properties fo:color="#00B050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</style:style>
    <style:style style:name="T15" style:parent-style-name="Fuentedepárrafopredeter." style:family="text">
      <style:text-properties fo:color="#00B050"/>
    </style:style>
    <style:style style:name="T16" style:parent-style-name="Fuentedepárrafopredeter." style:family="text">
      <style:text-properties fo:color="#00B050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text-align="center"/>
    </style:style>
    <style:style style:name="P19" style:parent-style-name="Normal" style:family="paragraph">
      <style:paragraph-properties fo:text-align="center"/>
    </style:style>
    <style:style style:name="P20" style:parent-style-name="Normal" style:family="paragraph">
      <style:paragraph-properties fo:text-align="center"/>
    </style:style>
    <style:style style:name="P21" style:parent-style-name="Normal" style:family="paragraph">
      <style:paragraph-properties fo:text-align="center"/>
    </style:style>
    <style:style style:name="P22" style:parent-style-name="Normal" style:family="paragraph">
      <style:paragraph-properties fo:text-align="center"/>
    </style:style>
    <style:style style:name="P23" style:parent-style-name="Normal" style:family="paragraph">
      <style:paragraph-properties fo:text-align="center"/>
    </style:style>
    <style:style style:name="P24" style:parent-style-name="Normal" style:family="paragraph">
      <style:paragraph-properties fo:text-align="center"/>
    </style:style>
    <style:style style:name="P25" style:parent-style-name="Normal" style:family="paragraph">
      <style:paragraph-properties fo:text-align="center"/>
    </style:style>
    <style:style style:name="P26" style:parent-style-name="Normal" style:family="paragraph">
      <style:paragraph-properties fo:text-align="center"/>
    </style:style>
    <style:style style:name="P27" style:parent-style-name="Normal" style:family="paragraph">
      <style:paragraph-properties fo:text-align="center"/>
    </style:style>
    <style:style style:name="P28" style:parent-style-name="Normal" style:family="paragraph">
      <style:paragraph-properties fo:text-align="center"/>
    </style:style>
    <style:style style:name="P29" style:parent-style-name="Normal" style:family="paragraph">
      <style:paragraph-properties fo:text-align="center"/>
    </style:style>
    <style:style style:name="P30" style:parent-style-name="Normal" style:family="paragraph">
      <style:paragraph-properties fo:text-align="center"/>
    </style:style>
    <style:style style:name="P31" style:parent-style-name="Normal" style:family="paragraph">
      <style:paragraph-properties fo:text-align="center"/>
    </style:style>
    <style:style style:name="P32" style:parent-style-name="Normal" style:family="paragraph">
      <style:paragraph-properties fo:text-align="center"/>
    </style:style>
    <style:style style:name="P33" style:parent-style-name="Normal" style:family="paragraph">
      <style:paragraph-properties fo:text-align="center"/>
    </style:style>
    <style:style style:name="P34" style:parent-style-name="Normal" style:family="paragraph">
      <style:paragraph-properties fo:text-indent="0.4916in"/>
    </style:style>
    <style:style style:name="P35" style:parent-style-name="Normal" style:family="paragraph">
      <style:paragraph-properties fo:text-indent="0.4916in"/>
    </style:style>
    <style:style style:name="P36" style:parent-style-name="Normal" style:family="paragraph">
      <style:paragraph-properties fo:text-indent="0.4916in"/>
    </style:style>
    <style:style style:name="P37" style:parent-style-name="Normal" style:family="paragraph">
      <style:paragraph-properties fo:text-indent="0.4916in"/>
    </style:style>
    <style:style style:name="P38" style:parent-style-name="Normal" style:family="paragraph">
      <style:paragraph-properties fo:text-indent="0.4916in"/>
    </style:style>
    <style:style style:name="P39" style:parent-style-name="Normal" style:family="paragraph">
      <style:paragraph-properties fo:text-align="center" fo:text-indent="0.4916in"/>
    </style:style>
    <style:style style:name="P40" style:parent-style-name="Normal" style:family="paragraph">
      <style:paragraph-properties fo:text-align="center" fo:text-indent="0.4916in"/>
    </style:style>
    <style:style style:name="P41" style:parent-style-name="Normal" style:family="paragraph">
      <style:paragraph-properties fo:text-align="center" fo:text-indent="0.4916in"/>
    </style:style>
    <style:style style:family="graphic" style:name="a6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right" style:vertical-pos="from-top" draw:auto-grow-width="fals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left" style:vertical-pos="from-top" draw:auto-grow-width="fals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right" style:vertical-pos="from-top" draw:auto-grow-width="fals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GRADO EN MATEMÁTICAS.</text:p>
      <text:p text:style-name="P2">ASIGNATURAS.</text:p>
      <text:p text:style-name="Normal"/>
      <text:p text:style-name="P3">PRIMER CURSO.</text:p>
      <text:p text:style-name="P4"/>
      <text:p text:style-name="P5"><draw:frame draw:z-index="251659264" draw:id="id0" draw:style-name="a0" draw:name="Cuadro de texto 2" text:anchor-type="paragraph" svg:x="3.48542in" svg:y="0.00972in" svg:width="2.58125in" svg:height="2.19375in" style:rel-width="scale" style:rel-height="scale"><draw:text-box><text:p text:style-name="Normal">SEGUNDO CUATRIMESTRE.</text:p><text:p text:style-name="Normal">-Álgebra Lineal II<text:s/><text:span text:style-name="T6">V</text:span></text:p><text:p text:style-name="Normal">-Funciones de una Variable II</text:p><text:p text:style-name="Normal">-Funciones de Varias Variables I<text:s/><text:span text:style-name="T7">V</text:span></text:p><text:p text:style-name="Normal">-Física</text:p><text:p text:style-name="Normal">-Geometría Básica</text:p></draw:text-box><svg:title/><svg:desc/></draw:frame><draw:frame draw:z-index="251661312" draw:id="id1" draw:style-name="a1" draw:name="Cuadro de texto 2" text:anchor-type="paragraph" svg:x="0in" svg:y="0.0125in" svg:width="2.58125in" svg:height="1.53542in" style:rel-width="scale" style:rel-height="scale"><draw:text-box><text:p text:style-name="Normal">PRIMER CUATRIMESTRE.</text:p><text:p text:style-name="Normal">-Álgebra Lineal I<text:s/><text:span text:style-name="T8">V</text:span></text:p><text:p text:style-name="Normal">-Funciones de una Variable I<text:s/><text:span text:style-name="T9">V</text:span></text:p><text:p text:style-name="Normal">-Lenguaje matemático, conjuntos y números<text:s/><text:span text:style-name="T10">V</text:span></text:p><text:p text:style-name="Normal">-Estadística Básica<text:s/><text:span text:style-name="T11">V</text:span></text:p><text:p text:style-name="Normal">-Matemática Discreta<text:s/><text:span text:style-name="T12">V</text:span></text:p></draw:text-box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3">SEGUNDO CURSO.</text:p>
      <text:p text:style-name="P14"><draw:frame draw:z-index="251665408" draw:id="id2" draw:style-name="a2" draw:name="Cuadro de texto 2" text:anchor-type="paragraph" svg:x="3.49931in" svg:y="0.22778in" svg:width="2.58125in" svg:height="1.53542in" style:rel-width="scale" style:rel-height="scale"><draw:text-box><text:p text:style-name="Normal">CUARTO CUATRIMESTRE.</text:p><text:p text:style-name="Normal">-Programación Lineal y Entera</text:p><text:p text:style-name="Normal">-Variable Compleja</text:p><text:p text:style-name="Normal">-Análisis numérico e interpolación</text:p><text:p text:style-name="Normal">-Álgebra (Matemáticas)</text:p><text:p text:style-name="Normal">-Lenguajes de programación</text:p></draw:text-box><svg:title/><svg:desc/></draw:frame><draw:frame draw:z-index="251663360" draw:id="id3" draw:style-name="a3" draw:name="Cuadro de texto 2" text:anchor-type="paragraph" svg:x="-0.02014in" svg:y="0.24167in" svg:width="2.58125in" svg:height="1.53542in" style:rel-width="scale" style:rel-height="scale"><draw:text-box><text:p text:style-name="Normal">TERCER CUATRIMESTRE.</text:p><text:p text:style-name="Normal">-Geometrías Lineales</text:p><text:p text:style-name="Normal">-Funciones de Varias Variables II<text:s/><text:span text:style-name="T15">V</text:span></text:p><text:p text:style-name="Normal">-Cálculo de probabilidades I</text:p><text:p text:style-name="Normal">-Estructuras algebraicas</text:p><text:p text:style-name="Normal">-Herramientas informáticas<text:s/><text:span text:style-name="T16">V</text:span></text:p></draw:text-box><svg:title/><svg:desc/></draw:frame><text:tab/><text:tab/><text:tab/><text:tab/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soft-page-break/>
      <text:p text:style-name="P32">TERCER CURSO.</text:p>
      <text:p text:style-name="P33"><draw:frame draw:z-index="251669504" draw:id="id4" draw:style-name="a4" draw:name="Cuadro de texto 2" text:anchor-type="paragraph" svg:x="0in" svg:y="0.17222in" svg:width="2.58125in" svg:height="1.53542in" style:rel-width="scale" style:rel-height="scale"><draw:text-box><text:p text:style-name="Normal">SEXTO<text:s/>CUATRIMESTRE.</text:p><text:p text:style-name="Normal">-Geometría diferencial de curvas y superficies</text:p><text:p text:style-name="Normal">-Análisis de Fourier</text:p><text:p text:style-name="Normal">-Resolución numérica de ecuaciones</text:p><text:p text:style-name="Normal">-Modelización</text:p><text:p text:style-name="Normal">-Inferencia estadística</text:p></draw:text-box><svg:title/><svg:desc/></draw:frame><draw:frame draw:z-index="251667456" draw:id="id5" draw:style-name="a5" draw:name="Cuadro de texto 2" text:anchor-type="paragraph" svg:x="-0.28403in" svg:y="0.1875in" svg:width="2.58125in" svg:height="1.53542in" style:rel-width="scale" style:rel-height="scale"><draw:text-box><text:p text:style-name="Normal">QUINTO CUATRIMESTRE.</text:p><text:p text:style-name="Normal">-Topología</text:p><text:p text:style-name="Normal">-Introducción a las ecuaciones diferenciales</text:p><text:p text:style-name="Normal">-Cálculo de<text:s/>probabilidades II</text:p><text:p text:style-name="Normal">-Introducción a los espacios de Hilbert</text:p><text:p text:style-name="Normal">-Campos y formas</text:p></draw:text-box><svg:title/><svg:desc/></draw:frame></text:p>
      <text:p text:style-name="Normal"/>
      <text:p text:style-name="Normal"/>
      <text:p text:style-name="Normal"/>
      <text:p text:style-name="Normal"/>
      <text:p text:style-name="P34"/>
      <text:p text:style-name="P35"/>
      <text:p text:style-name="P36"/>
      <text:p text:style-name="P37"/>
      <text:p text:style-name="P38"/>
      <text:p text:style-name="P39">CUARTO CURSO.</text:p>
      <text:p text:style-name="P40"><draw:frame draw:z-index="251673600" draw:id="id6" draw:style-name="a6" draw:name="Cuadro de texto 2" text:anchor-type="paragraph" svg:x="0in" svg:y="0.31111in" svg:width="2.58125in" svg:height="1.53542in" style:rel-width="scale" style:rel-height="scale"><draw:text-box><text:p text:style-name="Normal">OCTAVO CUATRIMESTRE.</text:p><text:p text:style-name="Normal">-Optativas + TFG</text:p></draw:text-box><svg:title/><svg:desc/></draw:frame><draw:frame draw:z-index="251671552" draw:id="id7" draw:style-name="a7" draw:name="Cuadro de texto 2" text:anchor-type="paragraph" svg:x="-0.33958in" svg:y="0.33194in" svg:width="2.58125in" svg:height="1.53542in" style:rel-width="scale" style:rel-height="scale"><draw:text-box><text:p text:style-name="Normal">SÉPTIMO CUATRIMESTRE.</text:p><text:p text:style-name="Normal">-Optativas + TFG</text:p></draw:text-box><svg:title/><svg:desc/></draw:frame></text:p>
      <text:p text:style-name="P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rancha Diaz</meta:initial-creator>
    <dc:creator>Arancha Diaz</dc:creator>
    <meta:creation-date>2022-03-31T16:19:00Z</meta:creation-date>
    <dc:date>2022-06-09T09:08:00Z</dc:date>
    <meta:template xlink:href="Normal.dotm" xlink:type="simple"/>
    <meta:editing-cycles>2</meta:editing-cycles>
    <meta:editing-duration>PT960S</meta:editing-duration>
    <meta:document-statistic meta:page-count="2" meta:paragraph-count="1" meta:word-count="22" meta:character-count="142" meta:row-count="1" meta:non-whitespace-character-count="121"/>
  </office:meta>
</office:document-meta>
</file>